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officeooo:rsid="00032371" officeooo:paragraph-rsid="00032371" style:font-weight-asian="bold" style:font-weight-complex="bold"/>
    </style:style>
    <style:style style:name="P2" style:family="paragraph" style:parent-style-name="Text_20_body">
      <style:text-properties fo:font-weight="bold" officeooo:rsid="00052465" officeooo:paragraph-rsid="00052465" style:font-weight-asian="bold" style:font-weight-complex="bold"/>
    </style:style>
    <style:style style:name="P3" style:family="paragraph" style:parent-style-name="Text_20_body">
      <style:text-properties fo:font-weight="bold" officeooo:paragraph-rsid="00052465" style:font-weight-asian="bold" style:font-weight-complex="bold"/>
    </style:style>
    <style:style style:name="P4" style:family="paragraph" style:parent-style-name="Text_20_body">
      <style:text-properties fo:font-weight="bold" officeooo:paragraph-rsid="00068d90" style:font-weight-asian="bold" style:font-weight-complex="bold"/>
    </style:style>
    <style:style style:name="P5" style:family="paragraph" style:parent-style-name="Text_20_body">
      <style:text-properties fo:font-weight="bold" officeooo:rsid="00068d90" officeooo:paragraph-rsid="00068d90" style:font-weight-asian="bold" style:font-weight-complex="bold"/>
    </style:style>
    <style:style style:name="P6" style:family="paragraph" style:parent-style-name="Text_20_body">
      <style:text-properties officeooo:paragraph-rsid="0003448b"/>
    </style:style>
    <style:style style:name="P7" style:family="paragraph" style:parent-style-name="Text_20_body" style:list-style-name="L1">
      <style:text-properties officeooo:paragraph-rsid="0003448b"/>
    </style:style>
    <style:style style:name="P8" style:family="paragraph" style:parent-style-name="Text_20_body" style:list-style-name="L2">
      <style:text-properties officeooo:paragraph-rsid="0003448b"/>
    </style:style>
    <style:style style:name="P9" style:family="paragraph" style:parent-style-name="Text_20_body">
      <style:text-properties officeooo:paragraph-rsid="00052465"/>
    </style:style>
    <style:style style:name="P10" style:family="paragraph" style:parent-style-name="Text_20_body">
      <style:text-properties officeooo:paragraph-rsid="00068d90"/>
    </style:style>
    <style:style style:name="P11" style:family="paragraph" style:parent-style-name="Text_20_body" style:list-style-name="L3">
      <style:text-properties officeooo:paragraph-rsid="00068d90"/>
    </style:style>
    <style:style style:name="T1" style:family="text">
      <style:text-properties fo:font-weight="bold" style:font-weight-asian="bold" style:font-weight-complex="bold"/>
    </style:style>
    <style:style style:name="T2" style:family="text">
      <style:text-properties fo:font-weight="bold" officeooo:rsid="00068d90" style:font-weight-asian="bold" style:font-weight-complex="bold"/>
    </style:style>
    <style:style style:name="T3" style:family="text">
      <style:text-properties officeooo:rsid="0003448b"/>
    </style:style>
    <style:style style:name="T4" style:family="text">
      <style:text-properties officeooo:rsid="00052465"/>
    </style:style>
    <style:style style:name="T5" style:family="text">
      <style:text-properties officeooo:rsid="00068d90"/>
    </style:style>
    <style:style style:name="T6" style:family="text">
      <style:text-properties fo:font-weight="normal" officeooo:rsid="00068d90"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2M Connectivity Protocols</text:p>
      <text:p text:style-name="P6">Machine to machine connectivity protocols facilitate the establishment of a connection between two or more devices. Here we will be discussing the protocols that reside on the link layer of the TCP, IP model. They establish a path between two end points. For our cyber-physical system case, the connectivity solutions can broadly be divided into two main categories, wired and wireless. Wired connection are the one's that require a physical connection between endpoints. While in wireless connections, we don't have any physical medium. Wired connections generally tend to have higher date rates and higher power consumption but this is not always the case. There are certain parameters that help us defining and distinguishing connectivity protocols. Mainly</text:p>
      <text:list xml:id="list4686725702332573392" text:style-name="L1">
        <text:list-item>
          <text:p text:style-name="P7"><text:span text:style-name="T3">R</text:span>ange</text:p>
        </text:list-item>
        <text:list-item>
          <text:p text:style-name="P7"><text:span text:style-name="T3">D</text:span>ata <text:span text:style-name="T3">R</text:span>ate</text:p>
        </text:list-item>
        <text:list-item>
          <text:p text:style-name="P7"><text:span text:style-name="T3">P</text:span>ower <text:span text:style-name="T3">C</text:span>onsumption</text:p>
        </text:list-item>
        <text:list-item>
          <text:p text:style-name="P7"><text:span text:style-name="T3">T</text:span>opology</text:p>
        </text:list-item>
        <text:list-item>
          <text:p text:style-name="P7">TCP/IP support</text:p>
        </text:list-item>
        <text:list-item>
          <text:p text:style-name="P7"><text:span text:style-name="T3">S</text:span>pectrum</text:p>
        </text:list-item>
        <text:list-item>
          <text:p text:style-name="P7"><text:span text:style-name="T3">E</text:span>stimated <text:span text:style-name="T3">N</text:span>ode <text:span text:style-name="T3">S</text:span>upport</text:p>
        </text:list-item>
        <text:list-item>
          <text:p text:style-name="P7"><text:span text:style-name="T3">C</text:span>ost</text:p>
        </text:list-item>
      </text:list>
      <text:p text:style-name="P6"/>
      <text:p text:style-name="P6">Based on th<text:span text:style-name="T3">e</text:span> definition of range, we divide the protocols broadly into four logical categories:</text:p>
      <text:list xml:id="list7402512343249992952" text:style-name="L2">
        <text:list-item>
          <text:p text:style-name="P8">PAN – <text:span text:style-name="T3">Personal Area Network – Body range</text:span></text:p>
        </text:list-item>
        <text:list-item>
          <text:p text:style-name="P8">LAN – <text:span text:style-name="T3">Local Area Network – Office, Building</text:span></text:p>
        </text:list-item>
        <text:list-item>
          <text:p text:style-name="P8">MAN – <text:span text:style-name="T3">Metropolitan Area Network – City, District</text:span></text:p>
        </text:list-item>
        <text:list-item>
          <text:p text:style-name="P8">WAN – <text:span text:style-name="T3">Wireless Area Network – Country</text:span></text:p>
        </text:list-item>
      </text:list>
      <text:p text:style-name="P6">The data rate defines how much data per second you can transfer. Or how much data the protocol can theoretically transfer per second. In wireless networks, the theoretical maximum is generally quite different from actual results. </text:p>
      <text:p text:style-name="P6">For cyber-physical systems, we divide the data rates into low, high and very high categories.</text:p>
      <text:p text:style-name="P6">– Low data rates <text:span text:style-name="T3">~ 1Mbits/sec</text:span></text:p>
      <text:p text:style-name="P6">– High data rates <text:span text:style-name="T3">~ </text:span>more than <text:span text:style-name="T3">1-2 Mbits/sec</text:span></text:p>
      <text:p text:style-name="P6">– <text:span text:style-name="T3">V</text:span>ery <text:span text:style-name="T3">H</text:span>igh data rates <text:span text:style-name="T3">~ 50 Mbits/sec</text:span></text:p>
      <text:p text:style-name="P9">Generally, the lower the power consumption, the lower the data rate. Higher rates mean the device is on for longer periods of time and has to process more and faster, thereby increasing power consumption. <text:soft-page-break/>Here we divide power consumption into two categories, idle and active. Idle power consumption is the power used when the devices is in the state of rest. Meaning, no communication is taking place. Idle power is a significant factor,for example, in sensor networks. Where sensors are mostly idle communication wise. Active power consumption is the power used when a device is in the full communication mode. This will give you the battery life of your node when the node is under full communication load. Another consideration is whether the connectivity protocol and modules offer different power profiles. Such as idle state enabling profile, low data rate profile, receive only profile, and transmit only profile. Each of these save battery power in its own way. The topology refers to the interconnection between different nodes in the network.</text:p>
      <text:p text:style-name="P9">There are different ways a protocol might allow devices to connect to each other. The most common or dominant ones are the following. </text:p>
      <text:p text:style-name="P2">BUS</text:p>
      <text:p text:style-name="P9">In a bus topology there's a central line or bus and each device is connected to that line. So logically each device is directly connected to the other devices.</text:p>
      <text:p text:style-name="P3"><text:span text:style-name="T4">STAR</text:span></text:p>
      <text:p text:style-name="P9">In a star topology we have a central node or server and each device connects to this server.</text:p>
      <text:p text:style-name="P3"><text:span text:style-name="T4">MESH</text:span></text:p>
      <text:p text:style-name="P9">In a mesh topology, each device is connected via point to point links to two or more other devices. In a full mesh topology, each device is connected to all other devices in the network.</text:p>
      <text:p text:style-name="P3"><text:span text:style-name="T4">TREE</text:span></text:p>
      <text:p text:style-name="P10">A tree topology is a mixture of the star and bus topologies. In a tree network, two or more star networks are connected by a bus network. </text:p>
      <text:p text:style-name="P4"><text:span text:style-name="T5">D</text:span>oes the connectivity protocol support TCP/IP on the higher layers? </text:p>
      <text:p text:style-name="P10">This is essential in two main ways.</text:p>
      <text:list xml:id="list1711502749548023477" text:style-name="L3">
        <text:list-item>
          <text:p text:style-name="P11">First, supporting TCP/IP means easy aggressing and connectivity to existing internet or legacy systems that are already deployed. </text:p>
        </text:list-item>
        <text:list-item>
          <text:p text:style-name="P11">Second, it makes web connectivity very easy. In case there is no support for Internet connectivity, a gateway can be used. For example, a large set of smart tags can connect to a central server, which is connected to the Internet. In this case, the central server is the gateway to the Internet for those tags. </text:p>
        </text:list-item>
      </text:list>
      <text:p text:style-name="P5">Gateways</text:p>
      <text:p text:style-name="P10">Gateways have their benefits and drawbacks. For example, they add extra cost and complexity. On the other hand, they can be used to offer extended functions. A gateway could, for example, encrypt data coming from the tags before passing this data to the Internet. Or it can manage authentication and <text:soft-page-break/>limited access to each tag. By doing so the gateway essentially extends and complements the services provided by the connectivity protocols themselves. </text:p>
      <text:p text:style-name="P5">Connectivity Protocols Spectrum</text:p>
      <text:p text:style-name="P10"><text:span text:style-name="T5">Two bands for simplicity </text:span>free and commercial. </text:p>
      <text:p text:style-name="P10">The free band is the portion of the wireless spectrum that doesn't require devices to have operating licenses. The most common one is the industry of scientific and medical or ISM band. The frequency ranges are vast.</text:p>
      <text:p text:style-name="P10"><text:span text:style-name="T2">Free:</text:span><text:span text:style-name="T5"> </text:span>Bluetooth and WiFi – <text:span text:style-name="T5">operate in 2.4GHz ISM</text:span></text:p>
      <text:p text:style-name="P10"><text:span text:style-name="T2">Commercial: </text:span><text:span text:style-name="T6">GSM</text:span><text:span text:style-name="T2"> – </text:span>900 and 1,800 <text:span text:style-name="T5">MHz</text:span>. </text:p>
      <text:p text:style-name="P10"/>
      <text:p text:style-name="P10"><text:span text:style-name="T1">Estimated node support</text:span></text:p>
      <text:p text:style-name="Text_20_body">It means the number of clients that can be connected to each other, either directly or via gateway. There might no theoretical limit on how many devices can be connected. But there comes a point where the performance get severely degraded when a lot of nodes are connect to a single gateway, for example in the case of a WiF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5T11:04:55.034068598</dc:date>
    <meta:generator>LibreOffice/4.2.8.2$Linux_X86_64 LibreOffice_project/420m0$Build-2</meta:generator>
    <meta:editing-duration>PT19M11S</meta:editing-duration>
    <meta:editing-cycles>3</meta:editing-cycles>
    <meta:document-statistic meta:table-count="0" meta:image-count="0" meta:object-count="0" meta:page-count="3" meta:paragraph-count="43" meta:word-count="849" meta:character-count="5101" meta:non-whitespace-character-count="4287"/>
  </office:meta>
</office:document-meta>
</file>